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76079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76079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27c2da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242258" officeooo:paragraph-rsid="002694fc" style:font-size-asian="12pt" style:font-size-complex="12pt"/>
    </style:style>
    <style:style style:name="P8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42258"/>
    </style:style>
    <style:style style:name="P9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42258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style:font-name="BetecknaLowerCase1" fo:font-size="96pt" style:font-size-asian="96pt" style:font-size-complex="96pt"/>
    </style:style>
    <style:style style:name="P17" style:family="paragraph">
      <style:text-properties style:font-name="FreeSans1" fo:font-size="72pt" style:font-size-asian="72pt" style:font-size-complex="7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officeooo:rsid="00242258"/>
    </style:style>
    <style:style style:name="T6" style:family="text">
      <style:text-properties officeooo:rsid="0015d803"/>
    </style:style>
    <style:style style:name="T7" style:family="text">
      <style:text-properties style:font-name-asian="Droid Sans Fallback" style:font-name-complex="FreeSans2"/>
    </style:style>
    <style:style style:name="T8" style:family="text">
      <style:text-properties officeooo:rsid="001a7abf" style:font-name-asian="Droid Sans Fallback" style:font-name-complex="FreeSans2"/>
    </style:style>
    <style:style style:name="T9" style:family="text">
      <style:text-properties officeooo:rsid="0015d803" style:font-name-asian="Droid Sans Fallback" style:font-name-complex="FreeSans2"/>
    </style:style>
    <style:style style:name="T10" style:family="text">
      <style:text-properties officeooo:rsid="002694fc" style:font-name-asian="Droid Sans Fallback" style:font-name-complex="FreeSans2"/>
    </style:style>
    <style:style style:name="T11" style:family="text">
      <style:text-properties fo:font-size="48pt" officeooo:rsid="00242258" style:font-size-asian="48pt" style:font-size-complex="48pt"/>
    </style:style>
    <style:style style:name="T12" style:family="text">
      <style:text-properties fo:font-size="3pt" officeooo:rsid="00200441" style:font-size-asian="3pt" style:font-size-complex="3pt"/>
    </style:style>
    <style:style style:name="T13" style:family="text">
      <style:text-properties officeooo:rsid="001f5956"/>
    </style:style>
    <style:style style:name="T14" style:family="text">
      <style:text-properties style:font-name="FreeSans1"/>
    </style:style>
    <style:style style:name="T15" style:family="text">
      <style:text-properties style:font-name="BetecknaLowerCase1" fo:font-size="96pt" style:font-size-asian="96pt" style:font-size-complex="96pt"/>
    </style:style>
    <style:style style:name="T16" style:family="text">
      <style:text-properties style:font-name="FreeSans1" fo:font-size="72pt" style:font-size-asian="72pt" style:font-size-complex="7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0.237cm" svg:height="0.579cm" svg:x="5.151cm" svg:y="4.939cm">
        <draw:text-box>
          <text:p><text:span text:style-name="T14">2</text:span></text:p>
        </draw:text-box>
      </draw:frame>
      <draw:frame text:anchor-type="page" text:anchor-page-number="1" draw:z-index="1" draw:style-name="gr1" draw:text-style-name="P13" svg:width="0.237cm" svg:height="0.579cm" svg:x="2.872cm" svg:y="3.891cm">
        <draw:text-box>
          <text:p><text:span text:style-name="T14">1</text:span></text:p>
        </draw:text-box>
      </draw:frame>
      <draw:path text:anchor-type="page" text:anchor-page-number="1" draw:z-index="2" draw:style-name="gr2" draw:text-style-name="P14" svg:width="2.019cm" svg:height="1.813cm" draw:transform="rotate (-2.07188035504247) translate (5.15958936963368cm 4.76950169384091cm)" svg:viewBox="0 0 2020 1814" svg:d="M148 1048c280 1415 2660 711 1603-822-464-591-1492 151-1751 255">
        <text:p/>
      </draw:path>
      <draw:rect text:anchor-type="page" text:anchor-page-number="1" draw:z-index="3" draw:style-name="gr3" draw:text-style-name="P15" svg:width="0.525cm" svg:height="0.622cm" svg:x="4.12cm" svg:y="5.45cm">
        <text:p/>
      </draw:rect>
      <draw:line text:anchor-type="page" text:anchor-page-number="1" draw:z-index="4" draw:style-name="gr4" draw:text-style-name="P14" svg:x1="4.911cm" svg:y1="4.54cm" svg:x2="4.923cm" svg:y2="6.16cm">
        <text:p/>
      </draw:line>
      <draw:frame text:anchor-type="page" text:anchor-page-number="1" draw:z-index="5" draw:style-name="gr5" draw:text-style-name="P16" svg:width="3.728cm" svg:height="6.111cm" svg:x="2.011cm" svg:y="1.579cm">
        <draw:text-box>
          <text:p><text:span text:style-name="T15">a</text:span></text:p>
        </draw:text-box>
      </draw:frame>
      <draw:frame text:anchor-type="page" text:anchor-page-number="1" draw:z-index="6" draw:style-name="gr5" draw:text-style-name="P17" svg:width="3.384cm" svg:height="4.8cm" svg:x="5.459cm" svg:y="2.653cm">
        <draw:text-box>
          <text:p><text:span text:style-name="T16">a</text:span></text:p>
        </draw:text-box>
      </draw:frame>
      <text:p text:style-name="P10">LATIN <text:span text:style-name="T3">SMALL</text:span> LETTER A</text:p>
      <text:p text:style-name="P11">Das <text:span text:style-name="T3">kleine</text:span> A</text:p>
      <text:p text:style-name="P6"/>
      <text:p text:style-name="P7">anrufen<text:span text:style-name="T6"> </text:span><text:span text:style-name="T2">•</text:span><text:span text:style-name="T8"> </text:span><text:span text:style-name="T7">arbeiten</text:span><text:span text:style-name="T9"> </text:span><text:span text:style-name="T2">•</text:span><text:span text:style-name="T8"> </text:span><text:span text:style-name="T7">antworten</text:span><text:span text:style-name="T9"> </text:span><text:span text:style-name="T2">•</text:span><text:span text:style-name="T8"> </text:span><text:span text:style-name="T10">abholen</text:span></text:p>
      <text:p text:style-name="P8"><text:span text:style-name="Outline_5f_very_5f_large"><text:span text:style-name="T5">aaaaa</text:span></text:span></text:p>
      <text:p text:style-name="P9"><text:span text:style-name="Outline_5f_large"><text:span text:style-name="T11">aaaaaaaaaaaaaaaaaa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3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3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text:span text:style-name="Outline"><text:span text:style-name="T12"> </text:span></text:span><text:span text:style-name="Outline"><text:span text:style-name="T4">a</text:span></text:span></text:p>
      <text:p text:style-name="P2"><draw:line text:anchor-type="paragraph" draw:z-index="7" draw:style-name="gr6" draw:text-style-name="P14" svg:x1="0cm" svg:y1="0.319cm" svg:x2="17cm" svg:y2="0.319cm"><text:p/></draw:line><draw:line text:anchor-type="paragraph" draw:z-index="8" draw:style-name="gr6" draw:text-style-name="P14" svg:x1="0cm" svg:y1="0.72cm" svg:x2="17cm" svg:y2="0.72cm"><text:p/></draw:line><draw:line text:anchor-type="paragraph" draw:z-index="9" draw:style-name="gr6" draw:text-style-name="P14" svg:x1="0cm" svg:y1="0.921cm" svg:x2="17cm" svg:y2="0.921cm"><text:p/></draw:line><draw:line text:anchor-type="paragraph" draw:z-index="10" draw:style-name="gr6" draw:text-style-name="P14" svg:x1="0cm" svg:y1="0.52cm" svg:x2="17cm" svg:y2="0.52cm"><text:p/></draw:line><text:span text:style-name="Outline"><text:span text:style-name="T4">a</text:span></text:span></text:p>
      <text:p text:style-name="P1"><draw:line text:anchor-type="paragraph" draw:z-index="11" draw:style-name="gr6" draw:text-style-name="P14" svg:x1="0cm" svg:y1="0.319cm" svg:x2="17cm" svg:y2="0.319cm"><text:p/></draw:line><draw:line text:anchor-type="paragraph" draw:z-index="12" draw:style-name="gr6" draw:text-style-name="P14" svg:x1="0cm" svg:y1="0.921cm" svg:x2="17cm" svg:y2="0.921cm"><text:p/></draw:line><text:span text:style-name="Outline"><text:span text:style-name="T4">a</text:span></text:span></text:p>
      <text:p text:style-name="P4"/>
      <text:p text:style-name="P4"/>
      <text:p text:style-name="P4"/>
      <text:p text:style-name="P4"/>
      <text:p text:style-name="P5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1:59.998790441</dc:date>
    <dc:creator>Stephan Kreutzer</dc:creator>
    <meta:editing-duration>PT1H53M58S</meta:editing-duration>
    <meta:editing-cycles>3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3" meta:character-count="1188" meta:non-whitespace-character-count="706"/>
  </office:meta>
</office:document-meta>
</file>